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5.31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23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2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in-height="0.76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4.6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68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12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14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15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stroke="dash" draw:stroke-dash="Long_20_Dash" draw:textarea-vertical-align="middle"/>
    </style:style>
    <style:style style:name="gr18" style:family="graphic" style:parent-style-name="standard">
      <style:graphic-properties svg:stroke-color="#ff3d00" draw:fill="none" draw:textarea-horizontal-align="justify" draw:textarea-vertical-align="middle" draw:auto-grow-height="false" fo:min-height="0.599cm" fo:min-width="0.349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2" style:family="graphic" style:parent-style-name="standard">
      <style:graphic-properties svg:stroke-color="#ff3d00" draw:fill="none" draw:textarea-horizontal-align="justify" draw:textarea-vertical-align="middle" draw:auto-grow-height="false" fo:min-height="0.741cm" fo:min-width="0.627cm"/>
    </style:style>
    <style:style style:name="gr23" style:family="graphic" style:parent-style-name="standard">
      <style:graphic-properties draw:stroke="none" svg:stroke-color="#000000" draw:fill="none" draw:fill-color="#ffffff" fo:min-height="0.664cm"/>
      <style:paragraph-properties style:writing-mode="lr-tb"/>
    </style:style>
    <style:style style:name="gr24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266cm" fo:min-width="2.93cm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26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27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686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2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23cm" fo:min-width="5cm"/>
      <style:paragraph-properties style:writing-mode="lr-tb"/>
    </style:style>
    <style:style style:name="gr33" style:family="graphic" style:parent-style-name="standard">
      <style:graphic-properties draw:fill="none" draw:textarea-vertical-align="middle" draw:auto-grow-height="false" fo:min-height="1.417cm" fo:min-width="0cm"/>
    </style:style>
    <style:style style:name="gr34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35" style:family="graphic" style:parent-style-name="standard">
      <style:graphic-properties draw:stroke="solid" draw:stroke-dash="Long_20_Dash" draw:textarea-vertical-align="middle"/>
    </style:style>
    <style:style style:name="gr36" style:family="graphic" style:parent-style-name="standard" style:list-style-name="L1">
      <style:graphic-properties draw:stroke="solid" draw:stroke-dash="Long_20_Dash" svg:stroke-color="#3f51b5" draw:textarea-horizontal-align="justify" draw:textarea-vertical-align="middle" draw:auto-grow-height="false" fo:min-height="0.266cm" fo:min-width="2.93cm"/>
      <style:paragraph-properties style:writing-mode="lr-tb"/>
    </style:style>
    <style:style style:name="gr37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8" style:family="graphic" style:parent-style-name="standard" style:list-style-name="L1">
      <style:graphic-properties draw:stroke="solid" draw:stroke-dash="Long_20_Dash" svg:stroke-color="#3f51b5" draw:textarea-horizontal-align="justify" draw:textarea-vertical-align="middle" draw:auto-grow-height="false" fo:min-height="0.423cm" fo:min-width="5.65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40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42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43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44" style:family="graphic" style:parent-style-name="standard">
      <style:graphic-properties svg:stroke-color="#ff3d00" draw:fill="none" draw:textarea-horizontal-align="justify" draw:textarea-vertical-align="middle" draw:auto-grow-height="false" fo:min-height="0.741cm" fo:min-width="0.491cm"/>
    </style:style>
    <style:style style:name="gr45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58cm" fo:min-width="5.16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7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48" style:family="graphic" style:parent-style-name="standard">
      <style:graphic-properties draw:stroke="dash" draw:stroke-dash="Long_20_Dash" svg:stroke-color="#ff9100" draw:textarea-horizontal-align="justify" draw:textarea-vertical-align="middle" draw:auto-grow-height="false" fo:min-height="0.927cm" fo:min-width="2.407cm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2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2.778cm" fo:min-width="6.162cm"/>
    </style:style>
    <style:style style:name="gr53" style:family="graphic" style:parent-style-name="standard">
      <style:graphic-properties draw:stroke="none" svg:stroke-color="#000000" draw:fill="none" draw:fill-color="#ffffff" fo:min-height="0.65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1.082cm"/>
      <style:paragraph-properties style:writing-mode="lr-tb"/>
    </style:style>
    <style:style style:name="gr55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56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57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58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59" style:family="graphic" style:parent-style-name="standard" style:list-style-name="L1">
      <style:graphic-properties draw:textarea-horizontal-align="justify" draw:textarea-vertical-align="middle" draw:auto-grow-height="false" fo:min-height="0.406cm" fo:min-width="5.634cm"/>
      <style:paragraph-properties style:writing-mode="lr-tb"/>
    </style:style>
    <style:style style:name="gr60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61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2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3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5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66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341cm" fo:min-width="2.93cm"/>
      <style:paragraph-properties style:writing-mode="lr-tb"/>
    </style:style>
    <style:style style:name="gr67" style:family="graphic" style:parent-style-name="objectwithoutfill">
      <style:graphic-properties draw:stroke="dash" draw:stroke-dash="Long_20_Dash" svg:stroke-color="#ff9100" draw:marker-end="Arrow" draw:marker-end-width="0.3cm" draw:fill="solid" draw:textarea-vertical-align="middle"/>
    </style:style>
    <style:style style:name="gr68" style:family="graphic" style:parent-style-name="standard">
      <style:graphic-properties draw:textarea-horizontal-align="justify" draw:textarea-vertical-align="middle" draw:auto-grow-height="false" fo:min-height="1.211cm" fo:min-width="2.67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1.618cm" fo:min-width="4.285cm"/>
      <style:paragraph-properties style:writing-mode="lr-tb"/>
    </style:style>
    <style:style style:name="gr70" style:family="graphic" style:parent-style-name="standard" style:list-style-name="L1">
      <style:graphic-properties draw:textarea-horizontal-align="justify" draw:textarea-vertical-align="middle" draw:auto-grow-height="false" fo:min-height="0.608cm" fo:min-width="3.391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1.735cm" fo:min-width="2.69cm"/>
      <style:paragraph-properties style:writing-mode="lr-tb"/>
    </style:style>
    <style:style style:name="gr72" style:family="graphic" style:parent-style-name="standard">
      <style:graphic-properties draw:fill-color="#ce93d8" draw:textarea-horizontal-align="justify" draw:textarea-vertical-align="middle" draw:auto-grow-height="false" fo:min-height="3.391cm" fo:min-width="3.393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3.253cm" fo:min-width="3.469cm"/>
    </style:style>
    <style:style style:name="gr74" style:family="graphic" style:parent-style-name="standard">
      <style:graphic-properties draw:fill-color="#00e676" draw:textarea-horizontal-align="justify" draw:textarea-vertical-align="middle" draw:auto-grow-height="false" fo:min-height="0.801cm" fo:min-width="2.457cm"/>
      <style:paragraph-properties style:writing-mode="lr-tb"/>
    </style:style>
    <style:style style:name="gr75" style:family="graphic" style:parent-style-name="standard">
      <style:graphic-properties draw:fill-color="#00e676" draw:textarea-horizontal-align="justify" draw:textarea-vertical-align="middle" draw:auto-grow-height="false" fo:min-height="0.955cm" fo:min-width="2.457cm"/>
      <style:paragraph-properties style:writing-mode="lr-tb"/>
    </style:style>
    <style:style style:name="gr76" style:family="graphic" style:parent-style-name="standard">
      <style:graphic-properties draw:fill-color="#ff3d00" draw:textarea-horizontal-align="justify" draw:textarea-vertical-align="middle" draw:auto-grow-height="false" fo:min-height="1.579cm" fo:min-width="2.7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78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79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80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81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82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83" style:family="graphic" style:parent-style-name="standard" style:list-style-name="L1">
      <style:graphic-properties draw:textarea-horizontal-align="justify" draw:textarea-vertical-align="middle" draw:auto-grow-height="false" fo:min-height="0.777cm" fo:min-width="3.481cm"/>
      <style:paragraph-properties style:writing-mode="lr-tb"/>
    </style:style>
    <style:style style:name="gr84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85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86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87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88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c62828"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-color="#ffc400"/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f48fb1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1" style:family="paragraph">
      <loext:graphic-properties draw:fill-color="#00e676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="solid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-color="#ce93d8"/>
      <style:paragraph-properties fo:text-align="center" style:writing-mode="lr-tb"/>
    </style:style>
    <style:style style:name="P24" style:family="paragraph">
      <loext:graphic-properties draw:fill-color="#00e676"/>
      <style:paragraph-properties fo:text-align="center" style:writing-mode="lr-tb"/>
    </style:style>
    <style:style style:name="P25" style:family="paragraph">
      <loext:graphic-properties draw:fill-color="#ff3d00"/>
      <style:paragraph-properties fo:text-align="center" style:writing-mode="lr-tb"/>
    </style:style>
    <style:style style:name="P26" style:family="paragraph"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style:text-properties fo:font-size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c62828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19cm" svg:height="1.195cm" svg:x="12.402cm" svg:y="1.595cm">
          <draw:text-box>
            <text:p><text:span text:style-name="T1">Docopt parser</text:span></text:p>
          </draw:text-box>
        </draw:frame>
        <draw:frame draw:style-name="gr2" draw:text-style-name="P2" draw:layer="layout" svg:width="7.588cm" svg:height="0.962cm" svg:x="21.05cm" svg:y="18.871cm">
          <draw:text-box>
            <text:p>Sylvain Viart 2022-04-01</text:p>
          </draw:text-box>
        </draw:frame>
        <draw:frame draw:style-name="gr2" draw:text-style-name="P3" draw:layer="layout" svg:width="3.074cm" svg:height="0.962cm" svg:x="1.906cm" svg:y="4.935cm">
          <draw:text-box>
            <text:p><text:span text:style-name="T2">Usage:</text:span></text:p>
          </draw:text-box>
        </draw:frame>
        <draw:frame draw:style-name="gr3" draw:text-style-name="P2" draw:layer="layout" svg:width="3.657cm" svg:height="0.973cm" svg:x="5.564cm" svg:y="4.93cm">
          <draw:text-box>
            <text:p>progname</text:p>
          </draw:text-box>
        </draw:frame>
        <draw:frame draw:style-name="gr4" draw:text-style-name="P5" draw:layer="layout" svg:width="3.745cm" svg:height="1.179cm" svg:x="1.998cm" svg:y="3.374cm">
          <draw:text-box>
            <text:p text:style-name="P4">[ Prologue ]</text:p>
          </draw:text-box>
        </draw:frame>
        <draw:frame draw:style-name="gr5" draw:text-style-name="P3" draw:layer="layout" svg:width="3.118cm" svg:height="1.012cm" svg:x="1.613cm" svg:y="8.949cm">
          <draw:text-box>
            <text:p><text:span text:style-name="T2">O</text:span><text:span text:style-name="T2">p</text:span><text:span text:style-name="T2">t</text:span><text:span text:style-name="T2">i</text:span><text:span text:style-name="T2">o</text:span><text:span text:style-name="T2">n</text:span><text:span text:style-name="T2">s</text:span><text:span text:style-name="T2">:</text:span></text:p>
          </draw:text-box>
        </draw:frame>
        <draw:frame draw:style-name="gr3" draw:text-style-name="P2" draw:layer="layout" svg:width="3.657cm" svg:height="0.973cm" svg:x="9.804cm" svg:y="4.93cm">
          <draw:text-box>
            <text:p>--option</text:p>
          </draw:text-box>
        </draw:frame>
        <draw:frame draw:style-name="gr1" draw:text-style-name="P1" draw:layer="layout" svg:width="5.819cm" svg:height="1.195cm" svg:x="12.402cm" svg:y="1.595cm">
          <draw:text-box>
            <text:p><text:span text:style-name="T1">Docopt parser</text:span></text:p>
          </draw:text-box>
        </draw:frame>
        <draw:frame draw:style-name="gr6" draw:text-style-name="P5" draw:layer="layout" svg:width="3.893cm" svg:height="1.179cm" svg:x="1.925cm" svg:y="11.741cm">
          <draw:text-box>
            <text:p text:style-name="P4">[ Free_text ]</text:p>
          </draw:text-box>
        </draw:frame>
        <draw:frame draw:style-name="gr7" draw:text-style-name="P5" draw:layer="layout" svg:width="3.893cm" svg:height="1.179cm" svg:x="1.848cm" svg:y="7.345cm">
          <draw:text-box>
            <text:p text:style-name="P4">[ Free_text ]</text:p>
          </draw:text-box>
        </draw:frame>
        <draw:frame draw:style-name="gr3" draw:text-style-name="P2" draw:layer="layout" svg:width="3.657cm" svg:height="0.973cm" svg:x="5.564cm" svg:y="5.903cm">
          <draw:text-box>
            <text:p>progname</text:p>
          </draw:text-box>
        </draw:frame>
      </draw:page>
      <draw:page draw:name="page2" draw:style-name="dp1" draw:master-page-name="Default">
        <draw:frame draw:style-name="gr2" draw:text-style-name="P2" draw:layer="layout" svg:width="7.588cm" svg:height="0.962cm" svg:x="21.05cm" svg:y="18.871cm">
          <draw:text-box>
            <text:p>Sylvain Viart 2022-04-17</text:p>
          </draw:text-box>
        </draw:frame>
        <draw:frame draw:style-name="gr2" draw:text-style-name="P3" draw:layer="layout" svg:width="3.074cm" svg:height="0.962cm" svg:x="3.929cm" svg:y="3.754cm">
          <draw:text-box>
            <text:p><text:span text:style-name="T2">Usag</text:span><text:span text:style-name="T2">e:</text:span></text:p>
          </draw:text-box>
        </draw:frame>
        <draw:frame draw:style-name="gr3" draw:text-style-name="P2" draw:layer="layout" svg:width="3.657cm" svg:height="0.973cm" svg:x="6.43cm" svg:y="3.749cm">
          <draw:text-box>
            <text:p>my_program</text:p>
          </draw:text-box>
        </draw:frame>
        <draw:frame draw:style-name="gr8" draw:text-style-name="P1" draw:layer="layout" svg:width="18.642cm" svg:height="1.195cm" svg:x="6.28cm" svg:y="1.206cm">
          <draw:text-box>
            <text:p><text:span text:style-name="T1">Doc</text:span><text:span text:style-name="T1">opt </text:span><text:span text:style-name="T1">pars</text:span><text:span text:style-name="T1">er </text:span><text:span text:style-name="T1">buil</text:span><text:span text:style-name="T1">ding </text:span><text:span text:style-name="T1">AST </text:span><text:span text:style-name="T1">– </text:span><text:span text:style-name="T1">pars</text:span><text:span text:style-name="T1">ing </text:span><text:span text:style-name="T1">alter</text:span><text:span text:style-name="T1">nati</text:span><text:span text:style-name="T1">ve</text:span></text:p>
          </draw:text-box>
        </draw:frame>
        <draw:frame draw:style-name="gr9" draw:text-style-name="P2" draw:layer="layout" svg:width="1.517cm" svg:height="1.012cm" svg:x="11.515cm" svg:y="3.729cm">
          <draw:text-box>
            <text:p>run</text:p>
          </draw:text-box>
        </draw:frame>
        <draw:frame draw:style-name="gr10" draw:text-style-name="P6" draw:layer="layout" svg:width="0.7cm" svg:height="1.018cm" svg:x="13.08cm" svg:y="3.698cm">
          <draw:text-box>
            <text:p><text:span text:style-name="T3">|</text:span></text:p>
          </draw:text-box>
        </draw:frame>
        <draw:frame draw:style-name="gr11" draw:text-style-name="P5" draw:layer="layout" svg:width="2.179cm" svg:height="1.128cm" svg:x="14.03cm" svg:y="3.671cm">
          <draw:text-box>
            <text:p text:style-name="P4">jump</text:p>
          </draw:text-box>
        </draw:frame>
        <draw:custom-shape draw:style-name="gr12" draw:text-style-name="P8" xml:id="id6" draw:id="id6" draw:layer="layout" svg:width="2.434cm" svg:height="0.871cm" svg:x="2.388cm" svg:y="7.181cm">
          <text:p text:style-name="P7"><text:span text:style-name="T4">"Usag</text:span><text:span text:style-name="T4">e:"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" draw:id="id1" draw:layer="layout" svg:width="2.993cm" svg:height="1.026cm" svg:x="2.388cm" svg:y="8.644cm">
          <draw:glue-point draw:id="4" svg:x="-3.421cm" svg:y="5cm"/>
          <text:p text:style-name="P9"><text:span text:style-name="T5">Usage_line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2" draw:id="id2" draw:layer="layout" svg:width="6.721cm" svg:height="0.903cm" svg:x="3.348cm" svg:y="10.09cm">
          <text:p text:style-name="P9"><text:span text:style-name="T5">P</text:span><text:span text:style-name="T5">ro</text:span><text:span text:style-name="T5">g</text:span><text:span text:style-name="T5">_</text:span><text:span text:style-name="T5">n</text:span><text:span text:style-name="T5">a</text:span><text:span text:style-name="T5">m</text:span><text:span text:style-name="T5">e: </text:span><text:span text:style-name="T4">"</text:span><text:span text:style-name="T4">m</text:span><text:span text:style-name="T4">y</text:span><text:span text:style-name="T4">_</text:span><text:span text:style-name="T4">p</text:span><text:span text:style-name="T4">r</text:span><text:span text:style-name="T4">o</text:span><text:span text:style-name="T4">g</text:span><text:span text:style-name="T4">ra</text:span><text:span text:style-name="T4">m</text:span><text:span text:style-name="T4">"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10" draw:id="id10" draw:layer="layout" svg:width="5.573cm" svg:height="0.871cm" svg:x="6.786cm" svg:y="14.794cm">
          <text:p text:style-name="P9"><text:span text:style-name="T5"><text:s/></text:span><text:span text:style-name="T5">U</text:span><text:span text:style-name="T5">s</text:span><text:span text:style-name="T5">a</text:span><text:span text:style-name="T5">g</text:span><text:span text:style-name="T5">e</text:span><text:span text:style-name="T5">_</text:span><text:span text:style-name="T5">c</text:span><text:span text:style-name="T5">o</text:span><text:span text:style-name="T5">m</text:span><text:span text:style-name="T5">m</text:span><text:span text:style-name="T5">a</text:span><text:span text:style-name="T5">n</text:span><text:span text:style-name="T5">d</text:span><text:span text:style-name="T5">: </text:span><text:span text:style-name="T4">"</text:span><text:span text:style-name="T4">r</text:span><text:span text:style-name="T4">u</text:span><text:span text:style-name="T4">n</text:span><text:span text:style-name="T4">"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2.861cm" svg:y1="9.67cm" svg:x2="3.348cm" svg:y2="10.541cm" draw:start-shape="id1" draw:start-glue-point="4" draw:end-shape="id2" draw:end-glue-point="3" svg:d="M2861 9670v871h487" svg:viewBox="0 0 488 872">
          <text:p/>
        </draw:connector>
        <draw:connector draw:style-name="gr17" draw:text-style-name="P12" draw:layer="layout" svg:x1="5.016cm" svg:y1="13.011cm" svg:x2="5.608cm" svg:y2="13.617cm" draw:start-shape="id3" draw:start-glue-point="4" draw:end-shape="id4" draw:end-glue-point="3" svg:d="M5016 13011v606h592" svg:viewBox="0 0 593 607">
          <text:p/>
        </draw:connector>
        <draw:connector draw:style-name="gr16" draw:text-style-name="P12" draw:layer="layout" svg:x1="1.808cm" svg:y1="6.464cm" svg:x2="2.388cm" svg:y2="7.616cm" draw:start-shape="id5" draw:start-glue-point="4" draw:end-shape="id6" draw:end-glue-point="3" svg:d="M1808 6464v1152h580" svg:viewBox="0 0 581 1153">
          <text:p/>
        </draw:connector>
        <draw:connector draw:style-name="gr16" draw:text-style-name="P12" draw:layer="layout" svg:x1="1.808cm" svg:y1="6.464cm" svg:x2="2.388cm" svg:y2="9.157cm" draw:start-shape="id5" draw:start-glue-point="4" draw:end-shape="id1" draw:end-glue-point="3" svg:d="M1808 6464v2693h580" svg:viewBox="0 0 581 2694">
          <text:p/>
        </draw:connector>
        <draw:custom-shape draw:style-name="gr18" draw:text-style-name="P13" xml:id="id7" draw:id="id7" draw:layer="layout" svg:width="1.201cm" svg:height="1.201cm" svg:x="9.916cm" svg:y="3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4" draw:layer="layout" draw:type="curve" draw:line-skew="0cm 1.144cm" svg:x1="10.517cm" svg:y1="4.849cm" svg:x2="10.616cm" svg:y2="13.028cm" draw:start-shape="id7" draw:start-glue-point="8" draw:end-shape="id8" draw:end-glue-point="6" svg:d="M10517 4849c0 5475 872 4562 1514 5238s1052 2941-1415 2941" svg:viewBox="0 0 2005 8180">
          <text:p/>
        </draw:connector>
        <draw:frame draw:style-name="gr20" draw:text-style-name="P5" draw:layer="layout" svg:width="2.179cm" svg:height="1.128cm" svg:x="17.208cm" svg:y="3.671cm">
          <draw:text-box>
            <text:p text:style-name="P4">climb</text:p>
          </draw:text-box>
        </draw:frame>
        <draw:frame draw:style-name="gr10" draw:text-style-name="P6" draw:layer="layout" svg:width="0.7cm" svg:height="1.018cm" svg:x="16.257cm" svg:y="3.726cm">
          <draw:text-box>
            <text:p><text:span text:style-name="T3">|</text:span></text:p>
          </draw:text-box>
        </draw:frame>
        <draw:frame draw:style-name="gr21" draw:text-style-name="P15" draw:layer="layout" svg:width="5.322cm" svg:height="0.806cm" svg:x="12.762cm" svg:y="2.401cm">
          <draw:text-box>
            <text:p><text:span text:style-name="T4">With</text:span><text:span text:style-name="T5"> </text:span><text:span text:style-name="T5">parent</text:span><text:span text:style-name="T5">heses</text:span></text:p>
          </draw:text-box>
        </draw:frame>
        <draw:custom-shape draw:style-name="gr22" draw:text-style-name="P13" xml:id="id9" draw:id="id9" draw:layer="layout" svg:width="1.593cm" svg:height="1.401cm" svg:x="11.487cm" svg:y="3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4" draw:layer="layout" draw:type="curve" draw:line-skew="-2.186cm 1.556cm" svg:x1="12.283cm" svg:y1="4.93cm" svg:x2="12.359cm" svg:y2="15.229cm" draw:start-shape="id9" draw:start-glue-point="8" draw:end-shape="id10" draw:end-glue-point="1" svg:d="M12283 4930c0 4119 1066 3432 1856 4977s1304 5322-1780 5322" svg:viewBox="0 0 2461 10300">
          <text:p/>
        </draw:connector>
        <draw:frame draw:style-name="gr23" draw:text-style-name="P16" draw:layer="layout" svg:width="3.199cm" svg:height="1.199cm" svg:x="10.524cm" svg:y="13.168cm">
          <draw:text-box>
            <text:p><text:span text:style-name="T6">Tree </text:span><text:span text:style-name="T6">structure </text:span><text:span text:style-name="T6">+ 2 </text:span><text:span text:style-name="T6">nodes</text:span></text:p>
          </draw:text-box>
        </draw:frame>
        <draw:custom-shape draw:style-name="gr24" draw:text-style-name="P9" xml:id="id4" draw:id="id4" draw:layer="layout" svg:width="3.43cm" svg:height="0.516cm" svg:x="5.608cm" svg:y="13.359cm">
          <draw:glue-point draw:id="4" svg:x="-3.075cm" svg:y="5.004cm"/>
          <text:p text:style-name="P9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6.269cm" svg:y1="13.875cm" svg:x2="6.786cm" svg:y2="15.229cm" draw:start-shape="id4" draw:start-glue-point="4" draw:end-shape="id10" draw:end-glue-point="3" svg:d="M6269 13875v1354h517" svg:viewBox="0 0 518 1355">
          <text:p/>
        </draw:connector>
        <draw:custom-shape draw:style-name="gr25" draw:text-style-name="P9" xml:id="id5" draw:id="id5" draw:layer="layout" svg:width="3.678cm" svg:height="1.026cm" svg:x="1.227cm" svg:y="5.438cm">
          <draw:glue-point draw:id="4" svg:x="-3.421cm" svg:y="5cm"/>
          <text:p text:style-name="P9"><text:span text:style-name="T5">Usage_sec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6.254cm" svg:height="0.871cm" svg:x="20.344cm" svg:y="12.882cm">
          <text:p text:style-name="P9"><text:span text:style-name="T5"><text:s/></text:span><text:span text:style-name="T5">Usage_command: </text:span><text:span text:style-name="T4">"jump"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19.827cm" svg:y1="12.637cm" svg:x2="20.773cm" svg:y2="13.317cm" draw:start-shape="id11" draw:start-glue-point="4" svg:d="M19827 12637v591h946v89" svg:viewBox="0 0 947 681">
          <text:p/>
        </draw:connector>
        <draw:custom-shape draw:style-name="gr27" draw:text-style-name="P11" xml:id="id13" draw:id="id13" draw:layer="layout" svg:width="6.254cm" svg:height="0.871cm" svg:x="20.344cm" svg:y="14.662cm">
          <text:p text:style-name="P9"><text:span text:style-name="T5"><text:s/></text:span><text:span text:style-name="T5">Usage_command: </text:span><text:span text:style-name="T4">"climb"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19.827cm" svg:y1="14.543cm" svg:x2="20.344cm" svg:y2="15.097cm" draw:start-shape="id12" draw:start-glue-point="4" draw:end-shape="id13" draw:end-glue-point="3" svg:d="M19827 14543v554h517" svg:viewBox="0 0 518 555">
          <text:p/>
        </draw:connector>
        <draw:custom-shape draw:style-name="gr28" draw:text-style-name="P9" xml:id="id12" draw:id="id12" draw:layer="layout" svg:width="3.43cm" svg:height="0.591cm" svg:x="19.166cm" svg:y="13.953cm">
          <draw:glue-point draw:id="4" svg:x="-3.075cm" svg:y="5.004cm"/>
          <text:p text:style-name="P9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18.602cm" svg:y1="9.623cm" svg:x2="19.166cm" svg:y2="14.248cm" draw:start-shape="id14" draw:start-glue-point="4" draw:end-shape="id12" draw:end-glue-point="3" svg:d="M18602 9623v4625h564" svg:viewBox="0 0 565 4626">
          <text:p/>
        </draw:connector>
        <draw:custom-shape draw:style-name="gr29" draw:text-style-name="P9" xml:id="id11" draw:id="id11" draw:layer="layout" svg:width="3.43cm" svg:height="0.591cm" svg:x="19.166cm" svg:y="12.047cm">
          <draw:glue-point draw:id="4" svg:x="-3.075cm" svg:y="5.004cm"/>
          <text:p text:style-name="P9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18.602cm" svg:y1="9.623cm" svg:x2="19.166cm" svg:y2="12.342cm" draw:start-shape="id14" draw:start-glue-point="4" draw:end-shape="id11" draw:end-glue-point="3" svg:d="M18602 9623v2719h564" svg:viewBox="0 0 565 2720">
          <text:p/>
        </draw:connector>
        <draw:frame draw:style-name="gr30" draw:text-style-name="P18" draw:layer="layout" svg:width="0.855cm" svg:height="0.962cm" svg:x="19.387cm" svg:y="3.726cm">
          <draw:text-box>
            <text:p text:style-name="P17"><text:span text:style-name="T3">)</text:span></text:p>
          </draw:text-box>
        </draw:frame>
        <draw:frame draw:style-name="gr30" draw:text-style-name="P18" draw:layer="layout" svg:width="0.855cm" svg:height="0.962cm" svg:x="10.087cm" svg:y="3.726cm">
          <draw:text-box>
            <text:p text:style-name="P17"><text:span text:style-name="T3">(</text:span></text:p>
          </draw:text-box>
        </draw:frame>
        <draw:custom-shape draw:style-name="gr31" draw:text-style-name="P9" xml:id="id15" draw:id="id15" draw:layer="layout" svg:width="3.43cm" svg:height="0.591cm" svg:x="3.348cm" svg:y="11.376cm">
          <draw:glue-point draw:id="4" svg:x="-3.075cm" svg:y="5.004cm"/>
          <text:p text:style-name="P9"><text:span text:style-name="T5">U</text:span><text:span text:style-name="T5">s</text:span><text:span text:style-name="T5">a</text:span><text:span text:style-name="T5">g</text:span><text:span text:style-name="T5">e</text:span><text:span text:style-name="T5">_</text:span><text:span text:style-name="T5">E</text:span><text:span text:style-name="T5">x</text:span><text:span text:style-name="T5">p</text:span><text:span text:style-name="T5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svg:x1="3.348cm" svg:y1="11.671cm" svg:x2="2.861cm" svg:y2="9.67cm" draw:start-shape="id15" draw:start-glue-point="3" draw:end-shape="id1" draw:end-glue-point="4" svg:d="M3348 11671h-501v-1148h14v-853" svg:viewBox="0 0 502 2002">
          <text:p/>
        </draw:connector>
        <draw:connector draw:style-name="gr16" draw:text-style-name="P12" draw:layer="layout" svg:x1="4.009cm" svg:y1="11.966cm" svg:x2="4.274cm" svg:y2="12.675cm" draw:start-shape="id15" draw:start-glue-point="4" draw:end-shape="id3" draw:end-glue-point="3" svg:d="M4009 11966v709h265" svg:viewBox="0 0 266 710">
          <text:p/>
        </draw:connector>
        <draw:custom-shape draw:style-name="gr32" draw:text-style-name="P9" xml:id="id3" draw:id="id3" draw:layer="layout" svg:width="5.5cm" svg:height="0.673cm" svg:x="4.274cm" svg:y="12.339cm">
          <draw:glue-point draw:id="4" svg:x="-3.652cm" svg:y="5.004cm"/>
          <text:p text:style-name="P9"><text:span text:style-name="T5">Usage_required_group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xml:id="id8" draw:id="id8" draw:layer="layout" svg:width="0.801cm" svg:height="1.757cm" svg:x="9.815cm" svg:y="12.14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4" draw:text-style-name="P11" xml:id="id17" draw:id="id17" draw:layer="layout" svg:width="5.573cm" svg:height="0.871cm" svg:x="20.344cm" svg:y="10.942cm">
          <text:p text:style-name="P9"><text:span text:style-name="T5"><text:s/></text:span><text:span text:style-name="T5">U</text:span><text:span text:style-name="T5">s</text:span><text:span text:style-name="T5">a</text:span><text:span text:style-name="T5">g</text:span><text:span text:style-name="T5">e</text:span><text:span text:style-name="T5">_</text:span><text:span text:style-name="T5">c</text:span><text:span text:style-name="T5">o</text:span><text:span text:style-name="T5">m</text:span><text:span text:style-name="T5">m</text:span><text:span text:style-name="T5">a</text:span><text:span text:style-name="T5">n</text:span><text:span text:style-name="T5">d</text:span><text:span text:style-name="T5">: </text:span><text:span text:style-name="T4">"</text:span><text:span text:style-name="T4">r</text:span><text:span text:style-name="T4">u</text:span><text:span text:style-name="T4">n</text:span><text:span text:style-name="T4">"</text:span></text:p>
          <draw:enhanced-geometry svg:viewBox="0 0 21600 21600" draw:type="rectangle" draw:enhanced-path="M 0 0 L 21600 0 21600 21600 0 21600 0 0 Z N"/>
        </draw:custom-shape>
        <draw:connector draw:style-name="gr35" draw:text-style-name="P12" draw:layer="layout" svg:x1="18.602cm" svg:y1="9.623cm" svg:x2="19.166cm" svg:y2="10.365cm" draw:start-shape="id14" draw:start-glue-point="4" draw:end-shape="id16" draw:end-glue-point="3" svg:d="M18602 9623v742h564" svg:viewBox="0 0 565 743">
          <text:p/>
        </draw:connector>
        <draw:custom-shape draw:style-name="gr36" draw:text-style-name="P9" xml:id="id16" draw:id="id16" draw:layer="layout" svg:width="3.43cm" svg:height="0.516cm" svg:x="19.166cm" svg:y="10.107cm">
          <draw:glue-point draw:id="4" svg:x="-3.075cm" svg:y="5.004cm"/>
          <text:p text:style-name="P9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19.827cm" svg:y1="10.623cm" svg:x2="20.344cm" svg:y2="11.377cm" draw:start-shape="id16" draw:start-glue-point="4" draw:end-shape="id17" draw:end-glue-point="3" svg:d="M19827 10623v754h517" svg:viewBox="0 0 518 755">
          <text:p/>
        </draw:connector>
        <draw:custom-shape draw:style-name="gr37" draw:text-style-name="P9" xml:id="id18" draw:id="id18" draw:layer="layout" svg:width="3.43cm" svg:height="0.591cm" svg:x="16.906cm" svg:y="8.024cm">
          <draw:glue-point draw:id="4" svg:x="-3.075cm" svg:y="5.004cm"/>
          <text:p text:style-name="P9"><text:span text:style-name="T5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xml:id="id14" draw:id="id14" draw:layer="layout" svg:width="6.151cm" svg:height="0.673cm" svg:x="17.773cm" svg:y="8.951cm">
          <draw:glue-point draw:id="4" svg:x="-3.652cm" svg:y="5.004cm"/>
          <text:p text:style-name="P9"><text:span text:style-name="T5">Usage</text:span><text:span text:style-name="T5">_requir</text:span><text:span text:style-name="T5">ed_gro</text:span><text:span text:style-name="T5">up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17.567cm" svg:y1="8.614cm" svg:x2="17.773cm" svg:y2="9.287cm" draw:start-shape="id18" draw:start-glue-point="4" draw:end-shape="id14" draw:end-glue-point="3" svg:d="M17567 8614v673h206" svg:viewBox="0 0 207 674">
          <text:p/>
        </draw:connector>
      </draw:page>
      <draw:page draw:name="page3" draw:style-name="dp1" draw:master-page-name="Default">
        <draw:frame draw:style-name="gr2" draw:text-style-name="P2" draw:layer="layout" svg:width="7.588cm" svg:height="0.962cm" svg:x="21.05cm" svg:y="18.871cm">
          <draw:text-box>
            <text:p>Sylvain Viart 2022-04-17</text:p>
          </draw:text-box>
        </draw:frame>
        <draw:frame draw:style-name="gr2" draw:text-style-name="P3" draw:layer="layout" svg:width="3.074cm" svg:height="0.962cm" svg:x="3.929cm" svg:y="3.754cm">
          <draw:text-box>
            <text:p><text:span text:style-name="T2">Usag</text:span><text:span text:style-name="T2">e:</text:span></text:p>
          </draw:text-box>
        </draw:frame>
        <draw:frame draw:style-name="gr3" draw:text-style-name="P2" draw:layer="layout" svg:width="3.657cm" svg:height="0.973cm" svg:x="6.43cm" svg:y="3.749cm">
          <draw:text-box>
            <text:p>my_program</text:p>
          </draw:text-box>
        </draw:frame>
        <draw:frame draw:style-name="gr8" draw:text-style-name="P1" draw:layer="layout" svg:width="20.09cm" svg:height="1.195cm" svg:x="5.556cm" svg:y="1.206cm">
          <draw:text-box>
            <text:p><text:span text:style-name="T1">Doc</text:span><text:span text:style-name="T1">opt </text:span><text:span text:style-name="T1">pars</text:span><text:span text:style-name="T1">er </text:span><text:span text:style-name="T1">buil</text:span><text:span text:style-name="T1">ding </text:span><text:span text:style-name="T1">AST </text:span><text:span text:style-name="T1">– </text:span><text:span text:style-name="T1">pars</text:span><text:span text:style-name="T1">ing | </text:span><text:span text:style-name="T1">or </text:span><text:span text:style-name="T1">alter</text:span><text:span text:style-name="T1">nati</text:span><text:span text:style-name="T1">ve</text:span></text:p>
          </draw:text-box>
        </draw:frame>
        <draw:frame draw:style-name="gr9" draw:text-style-name="P2" draw:layer="layout" svg:width="1.517cm" svg:height="1.012cm" svg:x="10.015cm" svg:y="3.729cm">
          <draw:text-box>
            <text:p>run</text:p>
          </draw:text-box>
        </draw:frame>
        <draw:frame draw:style-name="gr10" draw:text-style-name="P6" draw:layer="layout" svg:width="0.7cm" svg:height="1.018cm" svg:x="11.78cm" svg:y="3.726cm">
          <draw:text-box>
            <text:p><text:span text:style-name="T3">|</text:span></text:p>
          </draw:text-box>
        </draw:frame>
        <draw:frame draw:style-name="gr39" draw:text-style-name="P5" draw:layer="layout" svg:width="2.179cm" svg:height="1.128cm" svg:x="12.73cm" svg:y="3.671cm">
          <draw:text-box>
            <text:p text:style-name="P4">jump</text:p>
          </draw:text-box>
        </draw:frame>
        <draw:custom-shape draw:style-name="gr40" draw:text-style-name="P8" xml:id="id23" draw:id="id23" draw:layer="layout" svg:width="2.434cm" svg:height="0.871cm" svg:x="2.388cm" svg:y="7.181cm">
          <text:p text:style-name="P7"><text:span text:style-name="T4">"Usage:"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xml:id="id19" draw:id="id19" draw:layer="layout" svg:width="2.993cm" svg:height="1.026cm" svg:x="2.388cm" svg:y="8.644cm">
          <draw:glue-point draw:id="4" svg:x="-3.421cm" svg:y="5cm"/>
          <text:p text:style-name="P9"><text:span text:style-name="T5">Usage_line</text:span></text:p>
          <draw:enhanced-geometry svg:viewBox="0 0 21600 21600" draw:type="rectangle" draw:enhanced-path="M 0 0 L 21600 0 21600 21600 0 21600 0 0 Z N"/>
        </draw:custom-shape>
        <draw:custom-shape draw:style-name="gr42" draw:text-style-name="P10" xml:id="id20" draw:id="id20" draw:layer="layout" svg:width="6.721cm" svg:height="0.903cm" svg:x="3.844cm" svg:y="10.09cm">
          <text:p text:style-name="P9"><text:span text:style-name="T5">Prog_na</text:span><text:span text:style-name="T5">me: </text:span><text:span text:style-name="T4">"my_pro</text:span><text:span text:style-name="T4">gram"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xml:id="id29" draw:id="id29" draw:layer="layout" svg:width="5.573cm" svg:height="0.871cm" svg:x="4.786cm" svg:y="12.494cm">
          <text:p text:style-name="P9"><text:span text:style-name="T5"><text:s/></text:span><text:span text:style-name="T5">Usage</text:span><text:span text:style-name="T5">_com</text:span><text:span text:style-name="T5">mand: </text:span><text:span text:style-name="T4">"run"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2.861cm" svg:y1="9.67cm" svg:x2="3.844cm" svg:y2="10.541cm" draw:start-shape="id19" draw:start-glue-point="4" draw:end-shape="id20" draw:end-glue-point="3" svg:d="M2861 9670v871h983" svg:viewBox="0 0 984 872">
          <text:p/>
        </draw:connector>
        <draw:connector draw:style-name="gr17" draw:text-style-name="P12" draw:layer="layout" svg:x1="2.861cm" svg:y1="9.67cm" svg:x2="3.835cm" svg:y2="11.717cm" draw:start-shape="id19" draw:start-glue-point="4" draw:end-shape="id21" draw:end-glue-point="3" svg:d="M2861 9670v2047h974" svg:viewBox="0 0 975 2048">
          <text:p/>
        </draw:connector>
        <draw:connector draw:style-name="gr16" draw:text-style-name="P12" draw:layer="layout" svg:x1="1.808cm" svg:y1="6.464cm" svg:x2="2.388cm" svg:y2="7.616cm" draw:start-shape="id22" draw:start-glue-point="4" draw:end-shape="id23" draw:end-glue-point="3" svg:d="M1808 6464v1152h580" svg:viewBox="0 0 581 1153">
          <text:p/>
        </draw:connector>
        <draw:connector draw:style-name="gr16" draw:text-style-name="P12" draw:layer="layout" svg:x1="1.808cm" svg:y1="6.464cm" svg:x2="2.388cm" svg:y2="9.157cm" draw:start-shape="id22" draw:start-glue-point="4" draw:end-shape="id19" draw:end-glue-point="3" svg:d="M1808 6464v2693h580" svg:viewBox="0 0 581 2694">
          <text:p/>
        </draw:connector>
        <draw:custom-shape draw:style-name="gr44" draw:text-style-name="P13" xml:id="id25" draw:id="id25" draw:layer="layout" svg:width="1.401cm" svg:height="1.401cm" svg:x="11.429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9" xml:id="id24" draw:id="id24" draw:layer="layout" svg:width="5.664cm" svg:height="0.708cm" svg:x="3.861cm" svg:y="14.885cm">
          <text:p text:style-name="P9"><text:span text:style-name="T5">Usa</text:span><text:span text:style-name="T5">ge_</text:span><text:span text:style-name="T5">req</text:span><text:span text:style-name="T5">uire</text:span><text:span text:style-name="T5">d_g</text:span><text:span text:style-name="T5">rou</text:span><text:span text:style-name="T5">p</text:span></text:p>
          <draw:enhanced-geometry svg:viewBox="0 0 21600 21600" draw:type="rectangle" draw:enhanced-path="M 0 0 L 21600 0 21600 21600 0 21600 0 0 Z N"/>
        </draw:custom-shape>
        <draw:connector draw:style-name="gr19" draw:text-style-name="P19" draw:layer="layout" draw:type="curve" draw:line-skew="2.663cm" svg:x1="7.265cm" svg:y1="11.717cm" svg:x2="9.525cm" svg:y2="15.239cm" draw:start-shape="id21" draw:start-glue-point="1" draw:end-shape="id24" draw:end-glue-point="1" svg:d="M7265 11717c8136 0 7006 3522 2260 3522" svg:viewBox="0 0 5971 3523">
          <text:p/>
        </draw:connector>
        <draw:frame draw:style-name="gr46" draw:text-style-name="P16" xml:id="id26" draw:id="id26" draw:layer="layout" svg:width="3.423cm" svg:height="1.199cm" svg:x="10.387cm" svg:y="11.503cm">
          <draw:text-box>
            <text:p><text:span text:style-name="T6">Move </text:span><text:span text:style-name="T6">node to</text:span><text:span text:style-name="T6"><text:line-break/></text:span><text:span text:style-name="T6">a group</text:span></text:p>
          </draw:text-box>
        </draw:frame>
        <draw:connector draw:style-name="gr19" draw:text-style-name="P14" draw:layer="layout" draw:type="curve" svg:x1="12.13cm" svg:y1="4.902cm" svg:x2="12.098cm" svg:y2="11.503cm" draw:start-shape="id25" draw:start-glue-point="8" draw:end-shape="id26" draw:end-glue-point="0" svg:d="M12130 4902c0 4951-32 1651-32 6601" svg:viewBox="0 0 33 6602">
          <text:p/>
        </draw:connector>
        <draw:custom-shape draw:style-name="gr47" draw:text-style-name="P10" xml:id="id37" draw:id="id37" draw:layer="layout" svg:width="6.721cm" svg:height="0.903cm" svg:x="18.112cm" svg:y="9.858cm">
          <text:p text:style-name="P9"><text:span text:style-name="T5">Prog_name: </text:span><text:span text:style-name="T4">"my_program"</text:span>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3.322cm" svg:height="2.353cm" svg:x="13.235cm" svg:y="13.6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5" draw:layer="layout" svg:width="2.179cm" svg:height="1.128cm" svg:x="16.108cm" svg:y="3.671cm">
          <draw:text-box>
            <text:p text:style-name="P4">climb</text:p>
          </draw:text-box>
        </draw:frame>
        <draw:frame draw:style-name="gr10" draw:text-style-name="P6" draw:layer="layout" svg:width="0.7cm" svg:height="1.018cm" svg:x="15.157cm" svg:y="3.726cm">
          <draw:text-box>
            <text:p><text:span text:style-name="T3">|</text:span></text:p>
          </draw:text-box>
        </draw:frame>
        <draw:frame draw:style-name="gr21" draw:text-style-name="P15" draw:layer="layout" svg:width="5.322cm" svg:height="0.806cm" svg:x="12.762cm" svg:y="2.401cm">
          <draw:text-box>
            <text:p><text:span text:style-name="T7">W</text:span><text:span text:style-name="T7">i</text:span><text:span text:style-name="T7">t</text:span><text:span text:style-name="T7">h</text:span><text:span text:style-name="T7">o</text:span><text:span text:style-name="T7">u</text:span><text:span text:style-name="T7">t </text:span><text:span text:style-name="T5">p</text:span><text:span text:style-name="T5">a</text:span><text:span text:style-name="T5">r</text:span><text:span text:style-name="T5">e</text:span><text:span text:style-name="T5">n</text:span><text:span text:style-name="T5">t</text:span><text:span text:style-name="T5">h</text:span><text:span text:style-name="T5">e</text:span><text:span text:style-name="T5">s</text:span><text:span text:style-name="T5">e</text:span></text:p>
          </draw:text-box>
        </draw:frame>
        <draw:frame draw:style-name="gr3" draw:text-style-name="P2" draw:layer="layout" svg:width="3.657cm" svg:height="0.919cm" svg:x="22.156cm" svg:y="4.977cm">
          <draw:text-box>
            <text:p>my_program</text:p>
          </draw:text-box>
        </draw:frame>
        <draw:frame draw:style-name="gr9" draw:text-style-name="P2" draw:layer="layout" svg:width="1.517cm" svg:height="0.956cm" svg:x="25.592cm" svg:y="4.977cm">
          <draw:text-box>
            <text:p>run</text:p>
          </draw:text-box>
        </draw:frame>
        <draw:frame draw:style-name="gr50" draw:text-style-name="P5" draw:layer="layout" svg:width="2.179cm" svg:height="0.962cm" svg:x="25.592cm" svg:y="5.726cm">
          <draw:text-box>
            <text:p text:style-name="P4">jump</text:p>
          </draw:text-box>
        </draw:frame>
        <draw:frame draw:style-name="gr51" draw:text-style-name="P5" draw:layer="layout" svg:width="2.179cm" svg:height="0.962cm" svg:x="25.592cm" svg:y="6.523cm">
          <draw:text-box>
            <text:p text:style-name="P4">climb</text:p>
          </draw:text-box>
        </draw:frame>
        <draw:frame draw:style-name="gr3" draw:text-style-name="P2" draw:layer="layout" svg:width="3.657cm" svg:height="0.919cm" svg:x="22.156cm" svg:y="5.726cm">
          <draw:text-box>
            <text:p>my_program</text:p>
          </draw:text-box>
        </draw:frame>
        <draw:frame draw:style-name="gr3" draw:text-style-name="P2" draw:layer="layout" svg:width="3.657cm" svg:height="0.919cm" svg:x="22.156cm" svg:y="6.523cm">
          <draw:text-box>
            <text:p>my_program</text:p>
          </draw:text-box>
        </draw:frame>
        <draw:custom-shape draw:style-name="gr52" draw:text-style-name="P13" draw:layer="layout" svg:width="6.662cm" svg:height="3.028cm" svg:x="21.453cm" svg:y="4.598cm">
          <text:p/>
          <draw:enhanced-geometry svg:viewBox="0 0 21600 21600" draw:type="rectangle" draw:enhanced-path="M 0 0 L 21600 0 21600 21600 0 21600 0 0 Z N"/>
        </draw:custom-shape>
        <draw:frame draw:style-name="gr53" draw:text-style-name="P20" draw:layer="layout" svg:width="6.305cm" svg:height="0.962cm" svg:x="21.687cm" svg:y="3.69cm">
          <draw:text-box>
            <text:p><text:span text:style-name="T8">A</text:span><text:span text:style-name="T8">l</text:span><text:span text:style-name="T8">s</text:span><text:span text:style-name="T8">o</text:span><text:span text:style-name="T8"> </text:span><text:span text:style-name="T8">E</text:span><text:span text:style-name="T8">q</text:span><text:span text:style-name="T8">u</text:span><text:span text:style-name="T8">i</text:span><text:span text:style-name="T8">v</text:span><text:span text:style-name="T8">a</text:span><text:span text:style-name="T8">l</text:span><text:span text:style-name="T8">e</text:span><text:span text:style-name="T8">n</text:span><text:span text:style-name="T8">t </text:span><text:span text:style-name="T8">t</text:span><text:span text:style-name="T8">o</text:span><text:span text:style-name="T8"> </text:span><text:span text:style-name="T8">:</text:span></text:p>
          </draw:text-box>
        </draw:frame>
        <draw:custom-shape draw:style-name="gr44" draw:text-style-name="P13" xml:id="id27" draw:id="id27" draw:layer="layout" svg:width="1.401cm" svg:height="1.401cm" svg:x="14.807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4" draw:layer="layout" draw:type="curve" svg:x1="15.508cm" svg:y1="4.902cm" svg:x2="20.366cm" svg:y2="17.348cm" draw:start-shape="id27" draw:start-glue-point="8" draw:end-shape="id28" draw:end-glue-point="3" svg:d="M15508 4902c0 8298 1619 12446 4858 12446" svg:viewBox="0 0 4859 12447">
          <text:p/>
        </draw:connector>
        <draw:frame draw:style-name="gr54" draw:text-style-name="P16" draw:layer="layout" svg:width="2.321cm" svg:height="1.332cm" svg:x="13.956cm" svg:y="9.666cm">
          <draw:text-box>
            <text:p><text:span text:style-name="T6">A</text:span><text:span text:style-name="T6">p</text:span><text:span text:style-name="T6">p</text:span><text:span text:style-name="T6">e</text:span><text:span text:style-name="T6">n</text:span><text:span text:style-name="T6">d</text:span><text:span text:style-name="T6"> </text:span><text:span text:style-name="T6">t</text:span><text:span text:style-name="T6">o</text:span><text:span text:style-name="T6"> </text:span><text:span text:style-name="T6">g</text:span><text:span text:style-name="T6">r</text:span><text:span text:style-name="T6">o</text:span><text:span text:style-name="T6">u</text:span><text:span text:style-name="T6">p</text:span></text:p>
          </draw:text-box>
        </draw:frame>
        <draw:custom-shape draw:style-name="gr55" draw:text-style-name="P9" xml:id="id21" draw:id="id21" draw:layer="layout" svg:width="3.43cm" svg:height="0.516cm" svg:x="3.835cm" svg:y="11.459cm">
          <draw:glue-point draw:id="4" svg:x="-3.075cm" svg:y="5.004cm"/>
          <text:p text:style-name="P9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4.496cm" svg:y1="11.975cm" svg:x2="4.786cm" svg:y2="12.929cm" draw:start-shape="id21" draw:start-glue-point="4" draw:end-shape="id29" draw:end-glue-point="3" svg:d="M4496 11975v954h290" svg:viewBox="0 0 291 955">
          <text:p/>
        </draw:connector>
        <draw:custom-shape draw:style-name="gr56" draw:text-style-name="P9" xml:id="id22" draw:id="id22" draw:layer="layout" svg:width="3.678cm" svg:height="1.026cm" svg:x="1.227cm" svg:y="5.438cm">
          <draw:glue-point draw:id="4" svg:x="-3.421cm" svg:y="5cm"/>
          <text:p text:style-name="P9"><text:span text:style-name="T5">Usage_section</text:span></text:p>
          <draw:enhanced-geometry svg:viewBox="0 0 21600 21600" draw:type="rectangle" draw:enhanced-path="M 0 0 L 21600 0 21600 21600 0 21600 0 0 Z N"/>
        </draw:custom-shape>
        <draw:custom-shape draw:style-name="gr57" draw:text-style-name="P11" xml:id="id31" draw:id="id31" draw:layer="layout" svg:width="5.573cm" svg:height="0.871cm" svg:x="21.573cm" svg:y="14.057cm">
          <text:p text:style-name="P9"><text:span text:style-name="T5"><text:s/></text:span><text:span text:style-name="T5">Usage_command: </text:span><text:span text:style-name="T4">"run"</text:span></text:p>
          <draw:enhanced-geometry svg:viewBox="0 0 21600 21600" draw:type="rectangle" draw:enhanced-path="M 0 0 L 21600 0 21600 21600 0 21600 0 0 Z N"/>
        </draw:custom-shape>
        <draw:custom-shape draw:style-name="gr58" draw:text-style-name="P11" xml:id="id33" draw:id="id33" draw:layer="layout" svg:width="6.254cm" svg:height="0.871cm" svg:x="21.573cm" svg:y="15.982cm">
          <text:p text:style-name="P9"><text:span text:style-name="T5"><text:s/></text:span><text:span text:style-name="T5">Usage_command: </text:span><text:span text:style-name="T4">"jump"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xml:id="id38" draw:id="id38" draw:layer="layout" svg:width="6.134cm" svg:height="0.656cm" svg:x="19.161cm" svg:y="12.115cm">
          <draw:glue-point draw:id="4" svg:x="-3.652cm" svg:y="5.004cm"/>
          <text:p text:style-name="P9"><text:span text:style-name="T5">Usage_required_group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21.027cm" svg:y1="13.786cm" svg:x2="21.573cm" svg:y2="14.492cm" draw:start-shape="id30" draw:start-glue-point="4" draw:end-shape="id31" draw:end-glue-point="3" svg:d="M21027 13786v706h546" svg:viewBox="0 0 547 707">
          <text:p/>
        </draw:connector>
        <draw:connector draw:style-name="gr16" draw:text-style-name="P12" draw:layer="layout" svg:x1="21.027cm" svg:y1="15.737cm" svg:x2="21.573cm" svg:y2="16.417cm" draw:start-shape="id32" draw:start-glue-point="4" draw:end-shape="id33" draw:end-glue-point="3" svg:d="M21027 15737v680h546" svg:viewBox="0 0 547 681">
          <text:p/>
        </draw:connector>
        <draw:custom-shape draw:style-name="gr60" draw:text-style-name="P11" xml:id="id34" draw:id="id34" draw:layer="layout" svg:width="6.254cm" svg:height="0.871cm" svg:x="21.573cm" svg:y="17.762cm">
          <text:p text:style-name="P9"><text:span text:style-name="T5"><text:s/></text:span><text:span text:style-name="T5">Usage_command: </text:span><text:span text:style-name="T4">"climb"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21.027cm" svg:y1="17.643cm" svg:x2="21.573cm" svg:y2="18.197cm" draw:start-shape="id28" draw:start-glue-point="4" draw:end-shape="id34" draw:end-glue-point="3" svg:d="M21027 17643v554h546" svg:viewBox="0 0 547 555">
          <text:p/>
        </draw:connector>
        <draw:custom-shape draw:style-name="gr61" draw:text-style-name="P9" xml:id="id28" draw:id="id28" draw:layer="layout" svg:width="3.43cm" svg:height="0.591cm" svg:x="20.366cm" svg:y="17.053cm">
          <draw:glue-point draw:id="4" svg:x="-3.075cm" svg:y="5.004cm"/>
          <text:p text:style-name="P9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19.288cm" svg:y1="12.771cm" svg:x2="20.366cm" svg:y2="17.348cm" draw:end-shape="id28" draw:end-glue-point="3" svg:d="M19288 12771h289v4577h789" svg:viewBox="0 0 1079 4578">
          <text:p/>
        </draw:connector>
        <draw:custom-shape draw:style-name="gr62" draw:text-style-name="P9" xml:id="id32" draw:id="id32" draw:layer="layout" svg:width="3.43cm" svg:height="0.591cm" svg:x="20.366cm" svg:y="15.147cm">
          <draw:glue-point draw:id="4" svg:x="-3.075cm" svg:y="5.004cm"/>
          <text:p text:style-name="P9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19.288cm" svg:y1="12.771cm" svg:x2="20.366cm" svg:y2="15.442cm" draw:end-shape="id32" draw:end-glue-point="3" svg:d="M19288 12771h289v2671h789" svg:viewBox="0 0 1079 2672">
          <text:p/>
        </draw:connector>
        <draw:custom-shape draw:style-name="gr63" draw:text-style-name="P9" xml:id="id30" draw:id="id30" draw:layer="layout" svg:width="3.43cm" svg:height="0.591cm" svg:x="20.366cm" svg:y="13.196cm">
          <draw:glue-point draw:id="4" svg:x="-3.075cm" svg:y="5.004cm"/>
          <text:p text:style-name="P9"><text:span text:style-name="T5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svg:x1="20.366cm" svg:y1="13.491cm" svg:x2="19.288cm" svg:y2="12.771cm" draw:start-shape="id30" draw:start-glue-point="3" svg:d="M20366 13491h-789v-720h-289" svg:viewBox="0 0 1079 721">
          <text:p/>
        </draw:connector>
        <draw:custom-shape draw:style-name="gr64" draw:text-style-name="P9" xml:id="id35" draw:id="id35" draw:layer="layout" svg:width="3.43cm" svg:height="0.591cm" svg:x="18.152cm" svg:y="11.128cm">
          <draw:glue-point draw:id="4" svg:x="-3.075cm" svg:y="5.004cm"/>
          <text:p text:style-name="P9"><text:span text:style-name="T5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svg:x1="18.152cm" svg:y1="11.423cm" svg:x2="17.514cm" svg:y2="9.545cm" draw:start-shape="id35" draw:start-glue-point="3" draw:end-shape="id36" draw:end-glue-point="4" svg:d="M18152 11423h-638v-1878" svg:viewBox="0 0 639 1879">
          <text:p/>
        </draw:connector>
        <draw:custom-shape draw:style-name="gr65" draw:text-style-name="P9" xml:id="id36" draw:id="id36" draw:layer="layout" svg:width="2.993cm" svg:height="1.026cm" svg:x="17.041cm" svg:y="8.519cm">
          <draw:glue-point draw:id="4" svg:x="-3.421cm" svg:y="5cm"/>
          <text:p text:style-name="P9"><text:span text:style-name="T5">Usage_line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17.514cm" svg:y1="9.545cm" svg:x2="18.112cm" svg:y2="10.309cm" draw:start-shape="id36" draw:start-glue-point="4" draw:end-shape="id37" draw:end-glue-point="3" svg:d="M17514 9545v764h598" svg:viewBox="0 0 599 765">
          <text:p/>
        </draw:connector>
        <draw:connector draw:style-name="gr16" draw:text-style-name="P12" draw:layer="layout" svg:x1="18.813cm" svg:y1="11.718cm" svg:x2="19.161cm" svg:y2="12.443cm" draw:start-shape="id35" draw:start-glue-point="4" draw:end-shape="id38" draw:end-glue-point="3" svg:d="M18813 11718v725h348" svg:viewBox="0 0 349 726">
          <text:p/>
        </draw:connector>
        <draw:custom-shape draw:style-name="gr66" draw:text-style-name="P9" xml:id="id39" draw:id="id39" draw:layer="layout" svg:width="3.43cm" svg:height="0.591cm" svg:x="1.926cm" svg:y="13.966cm">
          <draw:glue-point draw:id="4" svg:x="-3.075cm" svg:y="5.004cm"/>
          <text:p text:style-name="P9"><text:span text:style-name="T5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4" draw:layer="layout" draw:type="curve" svg:x1="2.587cm" svg:y1="14.556cm" svg:x2="3.861cm" svg:y2="15.239cm" draw:start-shape="id39" draw:start-glue-point="4" draw:end-shape="id24" draw:end-glue-point="3" svg:d="M2587 14556c0 456 424 683 1274 683" svg:viewBox="0 0 1275 684">
          <text:p/>
        </draw:connector>
        <draw:connector draw:style-name="gr67" draw:text-style-name="P14" draw:layer="layout" draw:type="curve" svg:x1="2.861cm" svg:y1="9.67cm" svg:x2="1.926cm" svg:y2="14.261cm" draw:start-shape="id19" draw:start-glue-point="4" draw:end-shape="id39" draw:end-glue-point="3" svg:d="M2861 9670c0 3222-718 2685-1140 3027s-546 1564 205 1564" svg:viewBox="0 0 1479 4592">
          <text:p/>
        </draw:connector>
      </draw:page>
      <draw:page draw:name="page4" draw:style-name="dp1" draw:master-page-name="Default">
        <draw:frame draw:style-name="gr1" draw:text-style-name="P1" draw:layer="layout" svg:width="8.787cm" svg:height="1.195cm" svg:x="10.92cm" svg:y="1.595cm">
          <draw:text-box>
            <text:p><text:span text:style-name="T1">D</text:span><text:span text:style-name="T1">o</text:span><text:span text:style-name="T1">c</text:span><text:span text:style-name="T1">o</text:span><text:span text:style-name="T1">p</text:span><text:span text:style-name="T1">t</text:span><text:span text:style-name="T1"> </text:span><text:span text:style-name="T1">p</text:span><text:span text:style-name="T1">a</text:span><text:span text:style-name="T1">r</text:span><text:span text:style-name="T1">s</text:span><text:span text:style-name="T1">e</text:span><text:span text:style-name="T1">r</text:span><text:span text:style-name="T1"> </text:span><text:span text:style-name="T1">–</text:span><text:span text:style-name="T1"> </text:span><text:span text:style-name="T1">s</text:span><text:span text:style-name="T1">t</text:span><text:span text:style-name="T1">e</text:span><text:span text:style-name="T1">p</text:span><text:span text:style-name="T1">s</text:span></text:p>
          </draw:text-box>
        </draw:frame>
        <draw:custom-shape draw:style-name="gr68" draw:text-style-name="P21" xml:id="id40" draw:id="id40" draw:layer="layout" svg:width="3.656cm" svg:height="1.947cm" svg:x="9.884cm" svg:y="7.003cm">
          <text:p text:style-name="P21">AS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9" draw:text-style-name="P21" xml:id="id42" draw:id="id42" draw:layer="layout" svg:width="4.785cm" svg:height="1.868cm" svg:x="15.447cm" svg:y="6.887cm">
          <text:p text:style-name="P21">Command line<text:line-break/> input (argv)</text:p>
          <draw:enhanced-geometry svg:viewBox="0 0 21600 21600" draw:type="rectangle" draw:enhanced-path="M 0 0 L 21600 0 21600 21600 0 21600 0 0 Z N"/>
        </draw:custom-shape>
        <draw:custom-shape draw:style-name="gr70" draw:text-style-name="P22" xml:id="id41" draw:id="id41" draw:layer="layout" svg:width="6.187cm" svg:height="1.362cm" svg:x="11.517cm" svg:y="11.245cm">
          <text:p text:style-name="P22">Docopt validato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1" draw:text-style-name="P21" xml:id="id43" draw:id="id43" draw:layer="layout" svg:width="3.19cm" svg:height="1.985cm" svg:x="12.919cm" svg:y="13.696cm">
          <text:p text:style-name="P21">Parsed<text:line-break/>dict</text:p>
          <draw:enhanced-geometry svg:viewBox="0 0 21600 21600" draw:type="rectangle" draw:enhanced-path="M 0 0 L 21600 0 21600 21600 0 21600 0 0 Z N"/>
        </draw:custom-shape>
        <draw:custom-shape draw:style-name="gr72" draw:text-style-name="P23" xml:id="id45" draw:id="id45" draw:layer="layout" svg:width="3.892cm" svg:height="4.124cm" svg:x="1.711cm" svg:y="1.323cm">
          <text:p text:style-name="P21">Doctopt<text:line-break/>cli definition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3" draw:text-style-name="P12" xml:id="id46" draw:id="id46" draw:layer="layout" svg:width="5.953cm" svg:height="3.502cm" svg:x="3.463cm" svg:y="6.42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74" draw:text-style-name="P24" draw:layer="layout" svg:width="2.957cm" svg:height="1.051cm" svg:x="3.775cm" svg:y="7.199cm">
          <text:p text:style-name="P21">Lexer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2.957cm" svg:height="1.205cm" svg:x="3.775cm" svg:y="8.25cm">
          <text:p text:style-name="P21">parser</text:p>
          <draw:enhanced-geometry svg:viewBox="0 0 21600 21600" draw:type="rectangle" draw:enhanced-path="M 0 0 L 21600 0 21600 21600 0 21600 0 0 Z N"/>
        </draw:custom-shape>
        <draw:custom-shape draw:style-name="gr76" draw:text-style-name="P25" xml:id="id44" draw:id="id44" draw:layer="layout" svg:width="3.23cm" svg:height="1.829cm" svg:x="19.183cm" svg:y="11.245cm">
          <text:p text:style-name="P21">error</text:p>
          <draw:enhanced-geometry svg:viewBox="0 0 21600 21600" draw:type="rectangle" draw:enhanced-path="M 0 0 L 21600 0 21600 21600 0 21600 0 0 Z N"/>
        </draw:custom-shape>
        <draw:connector draw:style-name="gr19" draw:text-style-name="P14" draw:layer="layout" draw:type="line" svg:x1="11.469cm" svg:y1="8.95cm" svg:x2="14.611cm" svg:y2="11.245cm" draw:start-shape="id40" draw:start-glue-point="7" draw:end-shape="id41" draw:end-glue-point="4" svg:d="M11469 8950l3142 2295" svg:viewBox="0 0 3143 2296">
          <text:p/>
        </draw:connector>
        <draw:connector draw:style-name="gr19" draw:text-style-name="P14" draw:layer="layout" draw:type="line" svg:x1="17.839cm" svg:y1="8.755cm" svg:x2="14.611cm" svg:y2="11.245cm" draw:start-shape="id42" draw:start-glue-point="2" draw:end-shape="id41" draw:end-glue-point="4" svg:d="M17839 8755l-3228 2490" svg:viewBox="0 0 3229 2491">
          <text:p/>
        </draw:connector>
        <draw:connector draw:style-name="gr19" draw:text-style-name="P14" draw:layer="layout" draw:type="line" svg:x1="14.611cm" svg:y1="12.607cm" svg:x2="14.514cm" svg:y2="13.696cm" draw:start-shape="id41" draw:start-glue-point="6" draw:end-shape="id43" draw:end-glue-point="0" svg:d="M14611 12607l-97 1089" svg:viewBox="0 0 98 1090">
          <text:p/>
        </draw:connector>
        <draw:connector draw:style-name="gr19" draw:text-style-name="P14" draw:layer="layout" draw:type="line" svg:x1="17.704cm" svg:y1="11.926cm" svg:x2="19.183cm" svg:y2="12.159cm" draw:start-shape="id41" draw:end-shape="id44" draw:end-glue-point="3" svg:d="M17704 11926l1479 233" svg:viewBox="0 0 1480 234">
          <text:p/>
        </draw:connector>
        <draw:connector draw:style-name="gr19" draw:text-style-name="P14" draw:layer="layout" draw:type="curve" draw:line-skew="-4.507cm 0.448cm" svg:x1="3.657cm" svg:y1="5.447cm" svg:x2="3.463cm" svg:y2="8.171cm" draw:start-shape="id45" draw:start-glue-point="6" draw:end-shape="id46" draw:end-glue-point="3" svg:d="M3657 5447c0 705-1000 587-1725 1092s-1176 1632 1531 1632" svg:viewBox="0 0 2281 2725">
          <text:p/>
        </draw:connector>
        <draw:frame draw:style-name="gr77" draw:text-style-name="P2" draw:layer="layout" svg:width="4.008cm" svg:height="1.05cm" svg:x="3.463cm" svg:y="9.922cm">
          <draw:text-box>
            <text:p>Docopt lib</text:p>
          </draw:text-box>
        </draw:frame>
        <draw:frame draw:style-name="gr2" draw:text-style-name="P2" draw:layer="layout" svg:width="7.588cm" svg:height="0.962cm" svg:x="21.05cm" svg:y="18.871cm">
          <draw:text-box>
            <text:p>Sylvain Viart 2022-04-01</text:p>
          </draw:text-box>
        </draw:frame>
      </draw:page>
      <draw:page draw:name="page5" draw:style-name="dp1" draw:master-page-name="Default">
        <draw:frame draw:style-name="gr2" draw:text-style-name="P27" draw:layer="layout" svg:width="7.588cm" svg:height="0.962cm" svg:x="21.05cm" svg:y="18.871cm">
          <draw:text-box>
            <text:p text:style-name="P26">Sylvain Viart 2022-04-18</text:p>
          </draw:text-box>
        </draw:frame>
        <draw:frame draw:style-name="gr8" draw:text-style-name="P1" draw:layer="layout" svg:width="15.124cm" svg:height="1.195cm" svg:x="8.039cm" svg:y="1.206cm">
          <draw:text-box>
            <text:p text:style-name="P28"><text:span text:style-name="T1">D</text:span><text:span text:style-name="T1">o</text:span><text:span text:style-name="T1">c</text:span><text:span text:style-name="T1">o</text:span><text:span text:style-name="T1">p</text:span><text:span text:style-name="T1">t</text:span><text:span text:style-name="T1"> </text:span><text:span text:style-name="T1">p</text:span><text:span text:style-name="T1">a</text:span><text:span text:style-name="T1">r</text:span><text:span text:style-name="T1">s</text:span><text:span text:style-name="T1">e</text:span><text:span text:style-name="T1">r</text:span><text:span text:style-name="T1"> </text:span><text:span text:style-name="T1">m</text:span><text:span text:style-name="T1">a</text:span><text:span text:style-name="T1">t</text:span><text:span text:style-name="T1">c</text:span><text:span text:style-name="T1">h</text:span><text:span text:style-name="T1">i</text:span><text:span text:style-name="T1">n</text:span><text:span text:style-name="T1">g</text:span><text:span text:style-name="T1"> </text:span><text:span text:style-name="T1">A</text:span><text:span text:style-name="T1">S</text:span><text:span text:style-name="T1">T</text:span></text:p>
          </draw:text-box>
        </draw:frame>
        <draw:custom-shape draw:style-name="gr78" draw:text-style-name="P8" xml:id="id51" draw:id="id51" draw:layer="layout" svg:width="2.434cm" svg:height="0.871cm" svg:x="4.424cm" svg:y="6.123cm">
          <text:p text:style-name="P7"><text:span text:style-name="T4">"Usage:"</text:span></text:p>
          <draw:enhanced-geometry svg:viewBox="0 0 21600 21600" draw:type="rectangle" draw:enhanced-path="M 0 0 L 21600 0 21600 21600 0 21600 0 0 Z N"/>
        </draw:custom-shape>
        <draw:custom-shape draw:style-name="gr79" draw:text-style-name="P9" xml:id="id47" draw:id="id47" draw:layer="layout" svg:width="2.993cm" svg:height="1.026cm" svg:x="4.424cm" svg:y="7.586cm">
          <draw:glue-point draw:id="4" svg:x="-3.421cm" svg:y="5cm"/>
          <text:p text:style-name="P9"><text:span text:style-name="T5">Usage_line</text:span></text:p>
          <draw:enhanced-geometry svg:viewBox="0 0 21600 21600" draw:type="rectangle" draw:enhanced-path="M 0 0 L 21600 0 21600 21600 0 21600 0 0 Z N"/>
        </draw:custom-shape>
        <draw:custom-shape draw:style-name="gr80" draw:text-style-name="P10" xml:id="id48" draw:id="id48" draw:layer="layout" svg:width="6.721cm" svg:height="0.903cm" svg:x="5.88cm" svg:y="9.532cm">
          <text:p text:style-name="P9"><text:span text:style-name="T5">Prog_name: </text:span><text:span text:style-name="T4">"my_program"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4.897cm" svg:y1="8.612cm" svg:x2="5.88cm" svg:y2="9.983cm" draw:start-shape="id47" draw:start-glue-point="4" draw:end-shape="id48" draw:end-glue-point="3" svg:d="M4897 8612v1371h983" svg:viewBox="0 0 984 1372">
          <text:p/>
        </draw:connector>
        <draw:connector draw:style-name="gr16" draw:text-style-name="P12" draw:layer="layout" svg:x1="4.897cm" svg:y1="8.612cm" svg:x2="5.897cm" svg:y2="11.672cm" draw:start-shape="id47" draw:start-glue-point="4" draw:end-shape="id49" draw:end-glue-point="3" svg:d="M4897 8612v3060h1000" svg:viewBox="0 0 1001 3061">
          <text:p/>
        </draw:connector>
        <draw:connector draw:style-name="gr16" draw:text-style-name="P12" draw:layer="layout" svg:x1="3.844cm" svg:y1="5.406cm" svg:x2="4.424cm" svg:y2="6.558cm" draw:start-shape="id50" draw:start-glue-point="4" draw:end-shape="id51" draw:end-glue-point="3" svg:d="M3844 5406v1152h580" svg:viewBox="0 0 581 1153">
          <text:p/>
        </draw:connector>
        <draw:connector draw:style-name="gr16" draw:text-style-name="P12" draw:layer="layout" svg:x1="3.844cm" svg:y1="5.406cm" svg:x2="4.424cm" svg:y2="8.099cm" draw:start-shape="id50" draw:start-glue-point="4" draw:end-shape="id47" draw:end-glue-point="3" svg:d="M3844 5406v2693h580" svg:viewBox="0 0 581 2694">
          <text:p/>
        </draw:connector>
        <draw:custom-shape draw:style-name="gr81" draw:text-style-name="P11" xml:id="id53" draw:id="id53" draw:layer="layout" svg:width="5.573cm" svg:height="0.871cm" svg:x="9.409cm" svg:y="13.455cm">
          <text:p text:style-name="P9"><text:span text:style-name="T5"><text:s/></text:span><text:span text:style-name="T5">Usage_command: </text:span><text:span text:style-name="T4">"run"</text:span></text:p>
          <draw:enhanced-geometry svg:viewBox="0 0 21600 21600" draw:type="rectangle" draw:enhanced-path="M 0 0 L 21600 0 21600 21600 0 21600 0 0 Z N"/>
        </draw:custom-shape>
        <draw:custom-shape draw:style-name="gr82" draw:text-style-name="P11" xml:id="id55" draw:id="id55" draw:layer="layout" svg:width="6.254cm" svg:height="0.871cm" svg:x="9.409cm" svg:y="15.38cm">
          <text:p text:style-name="P9"><text:span text:style-name="T5"><text:s/></text:span><text:span text:style-name="T5">Usage_command: </text:span><text:span text:style-name="T4">"jump"</text:span></text:p>
          <draw:enhanced-geometry svg:viewBox="0 0 21600 21600" draw:type="rectangle" draw:enhanced-path="M 0 0 L 21600 0 21600 21600 0 21600 0 0 Z N"/>
        </draw:custom-shape>
        <draw:custom-shape draw:style-name="gr83" draw:text-style-name="P9" xml:id="id49" draw:id="id49" draw:layer="layout" svg:width="3.981cm" svg:height="1.027cm" svg:x="5.897cm" svg:y="11.159cm">
          <draw:glue-point draw:id="4" svg:x="-3.652cm" svg:y="5.004cm"/>
          <text:p text:style-name="P9"><text:span text:style-name="T5">Group_alternative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8.164cm" svg:y1="13.184cm" svg:x2="9.409cm" svg:y2="13.89cm" draw:start-shape="id52" draw:start-glue-point="4" draw:end-shape="id53" draw:end-glue-point="3" svg:d="M8164 13184v706h1245" svg:viewBox="0 0 1246 707">
          <text:p/>
        </draw:connector>
        <draw:connector draw:style-name="gr16" draw:text-style-name="P12" draw:layer="layout" svg:x1="8.095cm" svg:y1="15.135cm" svg:x2="9.409cm" svg:y2="15.815cm" draw:start-shape="id54" draw:start-glue-point="4" draw:end-shape="id55" draw:end-glue-point="3" svg:d="M8095 15135v680h1314" svg:viewBox="0 0 1315 681">
          <text:p/>
        </draw:connector>
        <draw:custom-shape draw:style-name="gr84" draw:text-style-name="P11" xml:id="id57" draw:id="id57" draw:layer="layout" svg:width="6.254cm" svg:height="0.871cm" svg:x="9.409cm" svg:y="17.16cm">
          <text:p text:style-name="P9"><text:span text:style-name="T5"><text:s/></text:span><text:span text:style-name="T5">Usage_command: </text:span><text:span text:style-name="T4">"climb"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7.963cm" svg:y1="17.041cm" svg:x2="9.409cm" svg:y2="17.595cm" draw:start-shape="id56" draw:start-glue-point="4" draw:end-shape="id57" draw:end-glue-point="3" svg:d="M7963 17041v554h1446" svg:viewBox="0 0 1447 555">
          <text:p/>
        </draw:connector>
        <draw:custom-shape draw:style-name="gr85" draw:text-style-name="P9" xml:id="id50" draw:id="id50" draw:layer="layout" svg:width="3.678cm" svg:height="1.026cm" svg:x="3.263cm" svg:y="4.38cm">
          <draw:glue-point draw:id="4" svg:x="-3.421cm" svg:y="5cm"/>
          <text:p text:style-name="P9"><text:span text:style-name="T5">Usage_section</text:span></text:p>
          <draw:enhanced-geometry svg:viewBox="0 0 21600 21600" draw:type="rectangle" draw:enhanced-path="M 0 0 L 21600 0 21600 21600 0 21600 0 0 Z N"/>
        </draw:custom-shape>
        <draw:custom-shape draw:style-name="gr86" draw:text-style-name="P9" xml:id="id56" draw:id="id56" draw:layer="layout" svg:width="3.43cm" svg:height="0.591cm" svg:x="7.302cm" svg:y="16.451cm">
          <draw:glue-point draw:id="4" svg:x="-3.075cm" svg:y="5.004cm"/>
          <text:p text:style-name="P9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6.434cm" svg:y1="12.185cm" svg:x2="7.302cm" svg:y2="16.746cm" draw:start-shape="id49" draw:start-glue-point="4" draw:end-shape="id56" draw:end-glue-point="3" svg:d="M6434 12185v4561h868" svg:viewBox="0 0 869 4562">
          <text:p/>
        </draw:connector>
        <draw:custom-shape draw:style-name="gr87" draw:text-style-name="P9" xml:id="id54" draw:id="id54" draw:layer="layout" svg:width="3.43cm" svg:height="0.591cm" svg:x="7.434cm" svg:y="14.545cm">
          <draw:glue-point draw:id="4" svg:x="-3.075cm" svg:y="5.004cm"/>
          <text:p text:style-name="P9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6.434cm" svg:y1="12.185cm" svg:x2="7.434cm" svg:y2="14.84cm" draw:start-shape="id49" draw:start-glue-point="4" draw:end-shape="id54" draw:end-glue-point="3" svg:d="M6434 12185v2655h1000" svg:viewBox="0 0 1001 2656">
          <text:p/>
        </draw:connector>
        <draw:custom-shape draw:style-name="gr88" draw:text-style-name="P9" xml:id="id52" draw:id="id52" draw:layer="layout" svg:width="3.43cm" svg:height="0.591cm" svg:x="7.503cm" svg:y="12.594cm">
          <draw:glue-point draw:id="4" svg:x="-3.075cm" svg:y="5.004cm"/>
          <text:p text:style-name="P9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7.503cm" svg:y1="12.889cm" svg:x2="6.434cm" svg:y2="12.185cm" draw:start-shape="id52" draw:start-glue-point="3" draw:end-shape="id49" draw:end-glue-point="4" svg:d="M7503 12889h-1069v-704" svg:viewBox="0 0 1070 70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2:51:08.242692454</meta:creation-date>
    <dc:date>2022-04-18T09:13:01.267727027</dc:date>
    <meta:editing-duration>P2DT10H33M32S</meta:editing-duration>
    <meta:editing-cycles>8</meta:editing-cycles>
    <meta:generator>LibreOffice/6.4.7.2$Linux_X86_64 LibreOffice_project/40$Build-2</meta:generator>
    <meta:document-statistic meta:object-count="159"/>
  </office:meta>
</office:document-meta>
</file>